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string">
            <text:p><text:a xlink:href="python://taxform.trx_code">TRX CODE</text:a>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jumlah_ppn">TOTAL_PPN</text:a>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_lt%22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_lt%22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00-00-00T17:2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5T17:47:07</dc:date>
    <dc:creator>Andhitia Rama</dc:creator>
    <meta:editing-duration>PT3H52M7S</meta:editing-duration>
    <meta:editing-cycles>36</meta:editing-cycles>
    <meta:generator>LibreOffice/3.6$Linux_x86 LibreOffice_project/360m1$Build-2</meta:generator>
    <meta:document-statistic meta:table-count="1" meta:cell-count="76" meta:object-count="0"/>
  </office:meta>
</office:document-meta>
</file>